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4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Jewish Theological Seminary Ass'n./</text:p>
      <text:p text:style-name="P2">736 LEXINGTON AVENUE./</text:p>
      <text:p text:style-name="P3">New York, April 14th 1893/</text:p>
      <text:p text:style-name="P2">Rev Dr S. Morais/</text:p>
      <text:p text:style-name="P2"><text:tab/>Dear Sir/</text:p>
      <text:p text:style-name="P2"><text:tab/><text:tab/>I beg to acknowledge/ the receipt of checks from you as/ follows <text:s/>E. L. Rothschild $100--/ Moses A. Dropsie 100--/ Jacob Muhr 25--/ Horace A. Nathans 10--/ H. S. Morais 5--/ which I have handed to Mr Cowen/ our Treasurer, as below--Many thanks/ to those kind friends who are aiding/ our good work. <text:s/>Very truly/ Joseph Blumenthal/ Prest/</text:p>
      <text:p text:style-name="P2">Recd above Apr 14[/ inserted by author]93 in amount $240--/ N. Cowen/ Trea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2:06:48.81</meta:creation-date>
    <meta:document-statistic meta:table-count="0" meta:image-count="0" meta:object-count="0" meta:page-count="2" meta:paragraph-count="67" meta:word-count="261" meta:character-count="1788"/>
    <dc:date>2011-12-08T12:10:48.58</dc:date>
    <dc:creator>Penn Libraries</dc:creator>
    <meta:editing-duration>PT00H03M59S</meta:editing-duration>
    <meta:editing-cycles>1</meta:editing-cycles>
    <meta:generator>OpenOffice.org/3.2$Win32 OpenOffice.org_project/320m12$Build-9483</meta:generator>
  </office:meta>
</office:document-meta>
</file>